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textarea-vertical-align="top"/>
    </style:style>
    <style:style style:name="gr4" style:family="graphic" style:parent-style-name="standard">
      <style:graphic-properties draw:fill-color="#ff9999" draw:textarea-vertical-align="middle"/>
    </style:style>
    <style:style style:name="gr5" style:family="graphic" style:parent-style-name="standard">
      <style:graphic-properties draw:stroke="none" draw:fill-color="#ff0000" draw:textarea-vertical-align="middle"/>
    </style:style>
    <style:style style:name="gr6" style:family="graphic" style:parent-style-name="objectwithoutfill">
      <style:graphic-properties svg:stroke-width="0.035cm" svg:stroke-color="#ff0000" draw:marker-start="Arrow" draw:marker-start-width="0.252cm" draw:marker-end="Circle" draw:marker-end-width="0.252cm" draw:fill="none" draw:textarea-vertical-align="middle" fo:padding-top="0.142cm" fo:padding-bottom="0.142cm" fo:padding-left="0.267cm" fo:padding-right="0.267cm"/>
    </style:style>
    <style:style style:name="gr7" style:family="graphic" style:parent-style-name="standard">
      <style:graphic-properties draw:stroke="solid" svg:stroke-width="0.035cm" svg:stroke-color="#ff6666" draw:marker-start-width="0.252cm" draw:marker-end-width="0.252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ff6666" draw:marker-start-width="0.252cm" draw:marker-end-width="0.252cm" draw:fill="none" draw:textarea-vertical-align="middle" fo:padding-top="0.142cm" fo:padding-bottom="0.142cm" fo:padding-left="0.267cm" fo:padding-right="0.267cm"/>
    </style:style>
    <style:style style:name="gr9" style:family="graphic" style:parent-style-name="objectwithoutfill">
      <style:graphic-properties draw:stroke="dash" draw:stroke-dash="Ultrafine_20_Dashed" svg:stroke-width="0.053cm" svg:stroke-color="#ff0000" draw:marker-start="Arrow" draw:marker-start-width="0.279cm" draw:marker-end="Arrow" draw:marker-end-width="0.279cm" draw:fill="none" draw:textarea-vertical-align="middle" fo:padding-top="0.151cm" fo:padding-bottom="0.151cm" fo:padding-left="0.276cm" fo:padding-right="0.276cm"/>
    </style:style>
    <style:style style:name="gr10" style:family="graphic" style:parent-style-name="standard">
      <style:graphic-properties draw:fill-color="#ff6666" draw:textarea-vertical-align="middle"/>
    </style:style>
    <style:style style:name="gr11" style:family="graphic" style:parent-style-name="objectwithoutfill">
      <style:graphic-properties draw:stroke="dash" draw:stroke-dash="Ultrafine_20_Dashed" svg:stroke-width="0.035cm" svg:stroke-color="#ff0000" draw:marker-start="Arrow" draw:marker-start-width="0.252cm" draw:marker-end="Arrow" draw:marker-end-width="0.252cm" draw:fill="none" draw:textarea-vertical-align="middle" fo:padding-top="0.142cm" fo:padding-bottom="0.142cm" fo:padding-left="0.267cm" fo:padding-right="0.267cm"/>
    </style:style>
    <style:style style:name="gr12" style:family="graphic" style:parent-style-name="standard">
      <style:graphic-properties draw:stroke="none" svg:stroke-color="#000000" draw:fill="none" draw:fill-color="#ffffff" fo:min-height="1.423cm"/>
    </style:style>
    <style:style style:name="gr13" style:family="graphic" style:parent-style-name="standard">
      <style:graphic-properties draw:stroke="none" svg:stroke-color="#000000" draw:fill="none" draw:fill-color="#ffffff" fo:min-height="1.909cm"/>
    </style:style>
    <style:style style:name="gr14" style:family="graphic" style:parent-style-name="objectwithoutfill">
      <style:graphic-properties svg:stroke-width="0.035cm" svg:stroke-color="#ff0000" draw:marker-start="Arrow" draw:marker-start-width="0.252cm" draw:marker-end-width="0.252cm" draw:fill="none" draw:textarea-vertical-align="middle" fo:padding-top="0.142cm" fo:padding-bottom="0.142cm" fo:padding-left="0.267cm" fo:padding-right="0.267cm"/>
    </style:style>
    <style:style style:name="gr15" style:family="graphic" style:parent-style-name="objectwithoutfill">
      <style:graphic-properties svg:stroke-width="0.035cm" svg:stroke-color="#ff0000" draw:marker-start-width="0.252cm" draw:marker-end="Circle" draw:marker-end-width="0.252cm" draw:fill="none" draw:textarea-vertical-align="middle" fo:padding-top="0.142cm" fo:padding-bottom="0.142cm" fo:padding-left="0.267cm" fo:padding-right="0.267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7.063cm"/>
    </style:style>
    <style:style style:name="gr17" style:family="graphic" style:parent-style-name="objectwithoutfill">
      <style:graphic-properties svg:stroke-width="0.035cm" svg:stroke-color="#ff0000" draw:marker-start="Circle" draw:marker-start-width="0.252cm" draw:marker-end="Arrow" draw:marker-end-width="0.252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ff0000" draw:marker-start="Circle" draw:marker-start-width="0.252cm" draw:marker-end="Circle" draw:marker-end-width="0.252cm" draw:fill="none" draw:textarea-vertical-align="middle" fo:padding-top="0.142cm" fo:padding-bottom="0.142cm" fo:padding-left="0.267cm" fo:padding-right="0.267cm"/>
    </style:style>
    <style:style style:name="gr19" style:family="graphic" style:parent-style-name="standard">
      <style:graphic-properties svg:stroke-color="#ff0000" draw:fill-color="#ff0000" draw:textarea-vertical-align="middle"/>
    </style:style>
    <style:style style:name="gr20" style:family="graphic" style:parent-style-name="standard">
      <style:graphic-properties draw:fill-color="#000000"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1" draw:layer="layout" svg:width="2.032cm" svg:height="4.191cm" svg:x="3.694cm" svg:y="10.144cm">
            <text:p/>
          </draw:rect>
          <draw:rect draw:style-name="gr1" draw:text-style-name="P1" draw:layer="layout" svg:width="2.032cm" svg:height="4.191cm" svg:x="3.394cm" svg:y="9.843cm">
            <text:p/>
          </draw:rect>
          <draw:rect draw:style-name="gr1" draw:text-style-name="P1" draw:layer="layout" svg:width="2.032cm" svg:height="4.191cm" svg:x="3.094cm" svg:y="9.543cm">
            <text:p/>
          </draw:rect>
          <draw:rect draw:style-name="gr1" draw:text-style-name="P1" draw:layer="layout" svg:width="2.032cm" svg:height="4.191cm" svg:x="2.794cm" svg:y="9.242cm">
            <text:p/>
          </draw:rect>
        </draw:g>
        <draw:rect draw:style-name="gr2" draw:text-style-name="P1" draw:layer="layout" svg:width="2.032cm" svg:height="4.191cm" svg:x="2.424cm" svg:y="3.286cm">
          <text:p text:style-name="P1">Proto</text:p>
          <text:p text:style-name="P1">Node</text:p>
        </draw:rect>
        <draw:rect draw:style-name="gr2" draw:text-style-name="P1" draw:layer="layout" svg:width="2.032cm" svg:height="4.191cm" svg:x="2.424cm" svg:y="8.947cm">
          <text:p text:style-name="P1">Node</text:p>
          <text:p text:style-name="P1">2-30</text:p>
        </draw:rect>
        <draw:rect draw:style-name="gr3" draw:text-style-name="P1" draw:layer="layout" svg:width="3.556cm" svg:height="9.906cm" svg:x="7.223cm" svg:y="3.54cm">
          <text:p text:style-name="P1">Container</text:p>
        </draw:rect>
        <draw:rect draw:style-name="gr4" draw:text-style-name="P1" draw:layer="layout" svg:width="3.556cm" svg:height="3.937cm" svg:x="7.223cm" svg:y="4.429cm">
          <draw:glue-point draw:id="4" svg:x="-0.357cm" svg:y="0.162cm"/>
          <text:p text:style-name="P1">Splice</text:p>
        </draw:rect>
        <draw:rect draw:style-name="gr3" draw:text-style-name="P1" draw:layer="layout" svg:width="4.191cm" svg:height="9.144cm" svg:x="14.97cm" svg:y="3.794cm">
          <text:p text:style-name="P1">KAPB</text:p>
        </draw:rect>
        <draw:rect draw:style-name="gr5" draw:text-style-name="P1" draw:layer="layout" svg:width="0.127cm" svg:height="2.086cm" svg:x="15.986cm" svg:y="5.391cm">
          <text:p/>
        </draw:rect>
        <draw:path draw:style-name="gr6" draw:text-style-name="P1" draw:layer="layout" svg:width="12.164cm" svg:height="3.961cm" svg:x="3.921cm" svg:y="5.932cm" svg:viewBox="0 0 12165 3962" svg:d="M0 3958c355 33 1284-151 1495-360 245-243 406-525 510-832 107-314 250-594 430-860 190-280 338-645 779-671 370-22 737-50 1101-107 320-50 647-62 966-135 354-81 340-121 688-210 306-78 693-372 1016-381 316-9 953-121 1270-127 312-6 576-151 889-127 315 24 700-126 1016-127 286-1 603-47 889 0 292 48 463 424 757 382l359-3">
          <text:p/>
        </draw:path>
        <draw:path draw:style-name="gr6" draw:text-style-name="P1" draw:layer="layout" svg:width="12.673cm" svg:height="3.96cm" svg:x="3.413cm" svg:y="6.186cm" svg:viewBox="0 0 12674 3961" svg:d="M0 3958c355 33 1793-199 2004-408 245-243 406-525 510-832 107-314 250-594 430-860 190-280 338-645 779-671 370-22 737-50 1101-107 320-50 647-62 966-135 354-81 339-73 687-162 306-78 566-372 889-381 316-9 1080-121 1397-127 312-6 703-151 1016-127 315 24 573-126 889-127 286-1 603-47 889 0 292 48 464 376 758 334l359-3">
          <text:p/>
        </draw:path>
        <draw:ellipse draw:style-name="gr7" draw:text-style-name="P1" draw:layer="layout" svg:width="0.635cm" svg:height="1.651cm" svg:x="10.906cm" svg:y="5.545cm">
          <text:p/>
        </draw:ellipse>
        <draw:ellipse draw:style-name="gr7" draw:text-style-name="P1" draw:layer="layout" svg:width="0.635cm" svg:height="1.651cm" svg:x="14.208cm" svg:y="5.291cm">
          <text:p/>
        </draw:ellipse>
        <draw:line draw:style-name="gr8" draw:text-style-name="P1" draw:layer="layout" svg:x1="11.287cm" svg:y1="5.545cm" svg:x2="14.589cm" svg:y2="5.291cm">
          <text:p/>
        </draw:line>
        <draw:line draw:style-name="gr8" draw:text-style-name="P1" draw:layer="layout" svg:x1="11.287cm" svg:y1="7.196cm" svg:x2="14.589cm" svg:y2="6.942cm">
          <text:p/>
        </draw:line>
        <draw:path draw:style-name="gr9" draw:text-style-name="P1" draw:layer="layout" svg:width="3.93cm" svg:height="3.057cm" svg:x="3.901cm" svg:y="6.147cm" svg:viewBox="0 0 3931 3058" svg:d="M0 0c397 93 829 189 1123 468 299 285 373 737 593 1092 228 367 311 740 655 1061 291 272 630 426 999 437h343 218">
          <text:p/>
        </draw:path>
        <draw:path draw:style-name="gr9" draw:text-style-name="P1" draw:layer="layout" svg:width="3.93cm" svg:height="3.057cm" svg:x="3.902cm" svg:y="6.394cm" svg:viewBox="0 0 3931 3058" svg:d="M0 0c397 93 829 189 1123 468 299 285 373 737 593 1092 228 367 311 740 655 1061 291 272 630 426 999 437h343 218">
          <text:p/>
        </draw:path>
        <draw:path draw:style-name="gr9" draw:text-style-name="P1" draw:layer="layout" svg:width="3.93cm" svg:height="3.057cm" svg:x="3.902cm" svg:y="6.694cm" svg:viewBox="0 0 3931 3058" svg:d="M0 0c397 93 829 189 1123 468 299 285 373 737 593 1092 228 367 311 740 655 1061 291 272 630 426 999 437h343 218">
          <text:p/>
        </draw:path>
        <draw:rect draw:style-name="gr10" draw:text-style-name="P1" draw:layer="layout" svg:width="2.032cm" svg:height="3.048cm" svg:x="17.002cm" svg:y="5.064cm">
          <text:p text:style-name="P1">Rack</text:p>
        </draw:rect>
        <draw:path draw:style-name="gr6" draw:text-style-name="P1" draw:layer="layout" svg:width="2.249cm" svg:height="0.591cm" svg:x="3.557cm" svg:y="17.022cm" svg:viewBox="0 0 2250 592" svg:d="M0 592c288-235 589-523 1006-533 317-8 631-20 948-29l296-30">
          <text:p/>
        </draw:path>
        <draw:rect draw:style-name="gr5" draw:text-style-name="P1" draw:layer="layout" svg:width="0.127cm" svg:height="0.719cm" svg:x="5.687cm" svg:y="16.743cm">
          <text:p/>
        </draw:rect>
        <draw:path draw:style-name="gr11" draw:text-style-name="P1" draw:layer="layout" svg:width="2.249cm" svg:height="0.591cm" svg:x="3.703cm" svg:y="19.353cm" svg:viewBox="0 0 2250 592" svg:d="M0 592c288-235 589-523 1006-533 317-8 631-20 948-29l296-30">
          <text:p/>
        </draw:path>
        <draw:frame draw:style-name="gr12" draw:text-style-name="P2" draw:layer="layout" svg:width="5.334cm" svg:height="1.673cm" svg:x="5.953cm" svg:y="16.621cm">
          <draw:text-box>
            <text:p><text:span text:style-name="T1">SMF for </text:span><text:span text:style-name="T2">final</text:span><text:span text:style-name="T1"> system</text:span></text:p>
          </draw:text-box>
        </draw:frame>
        <draw:frame draw:style-name="gr12" draw:text-style-name="P2" draw:layer="layout" svg:width="6.985cm" svg:height="1.673cm" svg:x="5.954cm" svg:y="18.93cm">
          <draw:text-box>
            <text:p><text:span text:style-name="T1">SMF for </text:span><text:span text:style-name="T2">proto </text:span><text:span text:style-name="T1">system</text:span></text:p>
          </draw:text-box>
        </draw:frame>
        <draw:frame draw:style-name="gr13" draw:text-style-name="P2" draw:layer="layout" svg:width="4.953cm" svg:height="2.159cm" svg:x="11.033cm" svg:y="4.048cm">
          <draw:text-box>
            <text:p><text:span text:style-name="T1">Long haul</text:span></text:p>
            <text:p><text:span text:style-name="T1">64 core+spares</text:span></text:p>
          </draw:text-box>
        </draw:frame>
        <draw:polyline draw:style-name="gr14" draw:text-style-name="P1" draw:layer="layout" svg:width="0.641cm" svg:height="0.11cm" svg:x="13.566cm" svg:y="17.04cm" svg:viewBox="0 0 642 111" draw:points="0,29 289,0 642,111">
          <text:p/>
        </draw:polyline>
        <draw:frame draw:style-name="gr12" draw:text-style-name="P2" draw:layer="layout" svg:width="4.953cm" svg:height="1.673cm" svg:x="14.081cm" svg:y="16.77cm">
          <draw:text-box>
            <text:p><text:span text:style-name="T1">Connector</text:span></text:p>
          </draw:text-box>
        </draw:frame>
        <draw:rect draw:style-name="gr5" draw:text-style-name="P1" draw:layer="layout" svg:width="0.127cm" svg:height="0.719cm" svg:x="13.898cm" svg:y="18.937cm">
          <text:p/>
        </draw:rect>
        <draw:path draw:style-name="gr15" draw:text-style-name="P1" draw:layer="layout" svg:width="0.556cm" svg:height="0.008cm" svg:x="13.446cm" svg:y="19.175cm" svg:viewBox="0 0 557 9" svg:d="M0 0c77 1 156 0 234 4 43 2 89 0 135 0 51 1 104-4 157 5h31">
          <text:p/>
        </draw:path>
        <draw:frame draw:style-name="gr12" draw:text-style-name="P2" draw:layer="layout" svg:width="3.556cm" svg:height="1.673cm" svg:x="13.954cm" svg:y="18.785cm">
          <draw:text-box>
            <text:p><text:span text:style-name="T1">Patch panel</text:span></text:p>
          </draw:text-box>
        </draw:frame>
        <draw:frame draw:style-name="gr13" draw:text-style-name="P2" draw:layer="layout" svg:width="4.953cm" svg:height="2.159cm" svg:x="4.31cm" svg:y="5.145cm">
          <draw:text-box>
            <text:p><text:span text:style-name="T1">Short haul</text:span></text:p>
            <text:p><text:span text:style-name="T1">12? core/node</text:span></text:p>
          </draw:text-box>
        </draw:frame>
        <draw:frame draw:style-name="gr16" draw:layer="layout" svg:width="7.563cm" svg:height="0.962cm" svg:x="7.407cm" svg:y="1cm">
          <draw:text-box>
            <text:p>Red supplied by SKA-SA</text:p>
          </draw:text-box>
        </draw:frame>
        <draw:rect draw:style-name="gr5" draw:text-style-name="P1" draw:layer="layout" svg:width="0.127cm" svg:height="2.086cm" draw:transform="rotate (1.5707963267946) translate (7.907cm 10.897cm)">
          <text:p/>
        </draw:rect>
        <draw:path draw:style-name="gr6" draw:text-style-name="P1" draw:layer="layout" svg:width="4.458cm" svg:height="1.612cm" svg:x="3.794cm" svg:y="10.203cm" svg:viewBox="0 0 4459 1613" svg:d="M0 1592c275 37 612 16 889 0 315-18 429-605 697-734 254-122 500-272 785-323 293-51 544-236 785-416 219-163 522-83 785-115 211-26 640 61 485 369v231l23 69">
          <text:p/>
        </draw:path>
        <draw:path draw:style-name="gr17" draw:text-style-name="P1" draw:layer="layout" svg:width="12.145cm" svg:height="1.412cm" svg:x="3.925cm" svg:y="4.58cm" svg:viewBox="0 0 12146 1413" svg:d="M12146 1224c-269-27-544 7-808-46-234-47-454-140-693-139-241 2-478 33-716 46-255 13-508 50-762 70-267 21-516 109-785 138-249 27-494 58-739 92-284 40-571 2-854 24-269 20-527-50-785-93-291-49-583-94-877-138-244-36-467-108-716-139-248-31-474-59-716-69s-474-87-716-116c-303-36-605-86-900-161-253-65-510-133-739-254-280-148-586-171-855-324l-231-46-231-46-23-23">
          <text:p/>
        </draw:path>
        <draw:path draw:style-name="gr17" draw:text-style-name="P1" draw:layer="layout" svg:width="12.145cm" svg:height="1.412cm" svg:x="3.925cm" svg:y="4.374cm" svg:viewBox="0 0 12146 1413" svg:d="M12146 1224c-269-27-544 7-808-46-234-47-454-140-693-139-241 2-478 33-716 46-255 13-508 50-762 70-267 21-516 109-785 138-249 27-494 58-739 92-284 40-571 2-854 24-269 20-527-50-785-93-291-49-583-94-877-138-244-36-467-108-716-139-248-31-474-59-716-69s-474-87-716-116c-303-36-605-86-900-161-253-65-510-133-739-254-280-148-586-171-855-324l-231-46-231-46-23-23">
          <text:p/>
        </draw:path>
        <draw:path draw:style-name="gr18" draw:text-style-name="P1" draw:layer="layout" svg:width="7.046cm" svg:height="4.372cm" svg:x="9.001cm" svg:y="6.533cm" svg:viewBox="0 0 7047 4373" svg:d="M7047 418c-242-40-457-130-693-208-256-85-498-204-762-208-246-4-494 18-739 0-263-19-507 78-762 92-258 14-505 86-762 93-254 7-507 38-762 46-263 9-532 15-785 92-256 78-491 151-739 324-267 188-379 440-577 646-216 225-223 533-277 808-49 250-16 512-69 762-54 255-53 491-69 739l-47 231-4 411v127">
          <text:p/>
        </draw:path>
        <draw:path draw:style-name="gr18" draw:text-style-name="P1" draw:layer="layout" svg:width="6.947cm" svg:height="4.18cm" svg:x="9.165cm" svg:y="6.725cm" svg:viewBox="0 0 6948 4181" svg:d="M6948 371c-254 0-653-49-889-127-256-85-311-238-575-242-246-4-494 18-739 0-263-19-507 78-762 92-258 14-505 86-762 93-254 7-507 38-762 46-263 9-532 15-785 92-256 78-491 151-739 324-267 188-379 440-577 646-216 225-214 452-268 727-49 250-25 593-78 843-54 255 94 433 78 681v127 254l127 254">
          <text:p/>
        </draw:path>
        <draw:circle draw:style-name="gr19" draw:text-style-name="P1" draw:layer="layout" svg:width="0.254cm" svg:height="0.254cm" svg:x="15.832cm" svg:y="6.969cm">
          <text:p/>
        </draw:circle>
        <draw:path draw:style-name="gr6" draw:text-style-name="P1" draw:layer="layout" svg:width="5.253cm" svg:height="4.063cm" svg:x="3.413cm" svg:y="6.815cm" svg:viewBox="0 0 5254 4064" svg:d="M0 0c-21 325 718 852 891 1056 196 232 490 374 677 615 186 239 394 464 530 741 126 255 410 359 636 508 222 147 477 194 720 276 235 79 476 58 720 63 229 4 437 19 657 64 218 44 501 294 402 572v169">
          <text:p/>
        </draw:path>
        <draw:rect draw:style-name="gr20" draw:text-style-name="P1" draw:layer="layout" svg:width="0.254cm" svg:height="2.921cm" svg:x="16.494cm" svg:y="5.191cm">
          <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DeBoer</meta:initial-creator>
    <meta:creation-date>2016-09-08T11:47:30</meta:creation-date>
    <dc:date>2016-09-15T11:12:30</dc:date>
    <dc:creator>David DeBoer</dc:creator>
    <meta:editing-duration>PT5H33M53S</meta:editing-duration>
    <meta:editing-cycles>10</meta:editing-cycles>
    <meta:generator>OpenOffice/4.1.1$Unix OpenOffice.org_project/411m6$Build-9775</meta:generator>
    <meta:printed-by>David DeBoer</meta:printed-by>
    <meta:print-date>2016-09-15T11:12:18</meta:print-date>
    <meta:document-statistic meta:object-count="43"/>
  </office:meta>
</office:document-meta>
</file>